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paragraph-rsid="001519a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166079" officeooo:paragraph-rsid="0016607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166079" officeooo:paragraph-rsid="00177cd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1b2904" officeooo:paragraph-rsid="001b2904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 fo:font-size="12pt" fo:font-weight="normal" officeooo:rsid="001519af" officeooo:paragraph-rsid="001519a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 fo:font-size="12pt" fo:font-weight="normal" officeooo:rsid="001d60c7" officeooo:paragraph-rsid="001519a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 fo:font-size="12pt" fo:font-weight="bold" officeooo:paragraph-rsid="001519a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Times New Roman" fo:font-size="12pt" fo:font-weight="bold" officeooo:rsid="001aef1e" officeooo:paragraph-rsid="001aef1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paragraph-rsid="001519a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1d60c7" officeooo:paragraph-rsid="001519a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bold" officeooo:rsid="001b2904" officeooo:paragraph-rsid="001b290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officeooo:rsid="001d60c7" officeooo:paragraph-rsid="001519a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519af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2263a1" style:font-weight-asian="normal" style:font-weight-complex="normal"/>
    </style:style>
    <style:style style:name="T5" style:family="text">
      <style:text-properties fo:font-variant="normal" fo:text-transform="none" fo:letter-spacing="normal" fo:font-style="normal" officeooo:rsid="001f3a0e"/>
    </style:style>
    <style:style style:name="T6" style:family="text">
      <style:text-properties officeooo:rsid="00177cd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c1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1) </text:span><text:span text:style-name="T2">Qual a diferença entre requisitos de sistema e de usuário? Dê exemplos.</text:span></text:p>
      <text:p text:style-name="P2"/>
      <text:p text:style-name="P4"><text:span text:style-name="T7">Requisitos de usuário:</text:span> São requisitos que definem as funções do sistema de forma abstrata. <text:span text:style-name="T6">Exemplo: O sistema permitirá criar cadastros de usuários.</text:span></text:p>
      <text:p text:style-name="P3"><text:span text:style-name="T7">Requisitos de sistema: </text:span>São requisitos que detalham funcionalidades e restrições, funciona como um contrato entre as partes envolvidas no projeto.</text:p>
      <text:p text:style-name="P9"/>
      <text:p text:style-name="P9"><text:span text:style-name="T1">2) </text:span><text:span text:style-name="T2">Qual a diferença entre requisitos funcionais e não-funcionais? Dê exemplos.</text:span></text:p>
      <text:p text:style-name="P11"/>
      <text:p text:style-name="P10"><text:span text:style-name="T2">Requisito funcional: </text:span><text:span text:style-name="T3">Estes são requisitos especifica funç</text:span><text:span text:style-name="T4">ões</text:span><text:span text:style-name="T3"> que o sistema será capaz de realizar, definem o comportamento do sistema. <text:s/></text:span><text:span text:style-name="T4">Ex: Inserção e remoção de clientes do sistema.</text:span></text:p>
      <text:p text:style-name="P10"><text:span text:style-name="T2">Requisito não funcional: </text:span><text:span text:style-name="T3">Estes requisitos são aqueles que descrevem necessidades não de o que o sistema fará, mas sim como o sistema fará, </text:span><text:span text:style-name="T4">como</text:span><text:span text:style-name="T3">, requisitos de desempenho ou restrições do projeto. Ex: O projeto terá como banco de dados o MySQL.</text:span></text:p>
      <text:p text:style-name="P7"/>
      <text:p text:style-name="P9"><text:span text:style-name="T1">3) D</text:span><text:span text:style-name="T2">escubra ambiguidades ou omissões nas seguintes declarações de requisitos para parte de um sistema de emissão de bilhetes:</text:span></text:p>
      <text:p text:style-name="P1"/>
      <text:p text:style-name="P6">Um sistema automatizado para emitir bilhetes vende bilhetes de trem. Os usuários </text:p>
      <text:p text:style-name="P6">selecionam seu destino e inserem um cartão de crédito e um número de identificação </text:p>
      <text:p text:style-name="P6">pessoal. O bilhete é emitido, e sua conta de cartão de crédito, cobrada. Quando o </text:p>
      <text:p text:style-name="P6">usuário pressiona o botão de início, é exibido um menu de destinos possíveis, junto </text:p>
      <text:p text:style-name="P6">com uma mensagem ao usuário para selecionar um destino. Uma vez que o destino </text:p>
      <text:p text:style-name="P6">tenha sido selecionado, os usuários são convidados a inserir seu cartão de crédito. </text:p>
      <text:p text:style-name="P6">Sua validade é verificada e, em seguida, é solicitada ao usuário a entrada de um </text:p>
      <text:p text:style-name="P6">identificador pessoal. Quando a operação de crédito é validada, o bilhete é emitido.</text:p>
      <text:p text:style-name="P6"/>
      <text:p text:style-name="P5">Ambiguidades</text:p>
      <text:p text:style-name="P5"/>
      <text:p text:style-name="P5">- Pediu um numero de identificador pessoal duas vezes</text:p>
      <text:p text:style-name="P6"/>
      <text:p text:style-name="P5">Omissões</text:p>
      <text:p text:style-name="P5"/>
      <text:p text:style-name="P5">- Destinos pos<text:tab/>síveis</text:p>
      <text:p text:style-name="P5">- <text:span text:style-name="T8">Não define o que será feito se o cartão de crédito for inválido</text:span></text:p>
      <text:p text:style-name="P7"/>
      <text:p text:style-name="P9"><text:span text:style-name="T1">4) </text:span><text:span text:style-name="T2">Defina um conjunto de requisitos não -funcionais para o sistema de emissão de bilhetes, definindo sua confiabilidade e tempo de resposta esperados.</text:span></text:p>
      <text:p text:style-name="P12"/>
      <text:p text:style-name="P14">- O servidor deverá aplicar conceitos de multithread para otimizar o tempo esperado.</text:p>
      <text:p text:style-name="P8"><text:span text:style-name="T2">- </text:span><text:span text:style-name="T5">O servidor deverá prover recursos de restauração automática dos dados em caso de uma falha externa.</text:span></text:p>
      <text:p text:style-name="P11"/>
      <text:p text:style-name="P11"/>
      <text:p text:style-name="P11"/>
      <text:p text:style-name="P11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38:02.751000000</meta:creation-date>
    <dc:date>2019-03-28T11:33:26.239000000</dc:date>
    <meta:editing-duration>PT2H3M19S</meta:editing-duration>
    <meta:editing-cycles>10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23" meta:word-count="345" meta:character-count="2146" meta:non-whitespace-character-count="1816"/>
  </office:meta>
</office:document-meta>
</file>